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_32_2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Normal_7._32_Other_32_tables_32_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</style:style>
    <style:style style:name="ce17" style:family="table-cell" style:parent-style-name="Default" style:data-style-name="N1">
      <style:table-cell-properties fo:background-color="#FFFFFF"/>
    </style:style>
    <style:style style:name="ce18" style:family="table-cell" style:parent-style-name="Comma_32_2" style:data-style-name="N37">
      <style:table-cell-properties fo:background-color="#FFFFFF"/>
    </style:style>
    <style:style style:name="ce19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-top="none" fo:border-bottom="2pt solid #000000" fo:border-left="none" fo:border-right="none" fo:background-color="#FFFFFF"/>
    </style:style>
    <style:style style:name="ce22" style:family="table-cell" style:parent-style-name="Comma_32_2" style:data-style-name="N37">
      <style:table-cell-properties fo:border-top="none" fo:border-bottom="2pt solid #000000" fo:border-left="none" fo:border-right="none" fo:background-color="#FFFFFF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5" style:family="table-cell" style:parent-style-name="Default" style:data-style-name="N0">
      <style:table-cell-properties style:vertical-align="automatic" fo:background-color="#FFFFFF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28" style:family="table-cell" style:parent-style-name="Default" style:data-style-name="N38">
      <style:table-cell-properties fo:background-color="#FFFFFF"/>
    </style:style>
    <style:style style:name="ce29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0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31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Normal_32_3" style:data-style-name="N0">
      <style:table-cell-properties style:vertical-align="automatic" fo:background-color="#FFFFFF"/>
    </style:style>
    <style:style style:name="ce3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6" style:family="table-cell" style:parent-style-name="Normal_7._32_Other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7" style:family="table-cell" style:parent-style-name="Comma" style:data-style-name="N37">
      <style:table-cell-properties fo:background-color="#FFFFFF"/>
    </style:style>
    <style:style style:name="ce38" style:family="table-cell" style:parent-style-name="Comma" style:data-style-name="N37">
      <style:table-cell-properties fo:border-top="none" fo:border-bottom="2pt solid #000000" fo:border-left="none" fo:border-right="none" fo:background-color="#FFFFFF"/>
    </style:style>
    <style:style style:name="ce39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9.6pt" style:use-optimal-row-height="false" fo:break-before="auto"/>
    </style:style>
    <style:style style:name="ro11" style:family="table-row">
      <style:table-row-properties style:row-height="23.45pt" style:use-optimal-row-height="fals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09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78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"/>
        </table:table-row>
        <table:table-row table:style-name="ro3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0609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8">
            <text:p>Bicycle trips by age and gender: England, 2014/16<text:span text:style-name="T1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5">
          <table:table-cell table:number-columns-repeated="2" table:style-name="ce9"/>
          <table:table-cell table:style-name="ce10"/>
          <table:table-cell table:style-name="ce9"/>
          <table:table-cell table:style-name="ce10"/>
          <table:table-cell table:number-columns-repeated="16379" table:style-name="ce5"/>
        </table:table-row>
        <table:table-row table:style-name="ro6">
          <table:table-cell table:style-name="ce5"/>
          <table:table-cell office:value-type="string" table:number-columns-spanned="3" table:number-rows-spanned="1" table:style-name="ce32">
            <text:p>Trips per person per year</text:p>
          </table:table-cell>
          <table:covered-table-cell table:number-columns-repeated="2"/>
          <table:table-cell table:style-name="ce11"/>
          <table:table-cell table:number-columns-repeated="16379" table:style-name="ce5"/>
        </table:table-row>
        <table:table-row table:style-name="ro7">
          <table:table-cell office:value-type="string" table:style-name="ce12">
            <text:p>Age group</text:p>
          </table:table-cell>
          <table:table-cell office:value-type="string" table:style-name="ce13">
            <text:p>Males</text:p>
          </table:table-cell>
          <table:table-cell office:value-type="string" table:style-name="ce13">
            <text:p>Females</text:p>
          </table:table-cell>
          <table:table-cell office:value-type="string" table:style-name="ce13">
            <text:p>All people</text:p>
          </table:table-cell>
          <table:table-cell office:value-type="string" table:style-name="ce14">
            <text:p>Unweighted sample size (individuals)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15">
            <text:p>5-10</text:p>
          </table:table-cell>
          <table:table-cell office:value-type="float" office:value="14.907295" table:style-name="ce16">
            <text:p>15</text:p>
          </table:table-cell>
          <table:table-cell office:value-type="float" office:value="8.1926539999999992" table:style-name="ce16">
            <text:p>8</text:p>
          </table:table-cell>
          <table:table-cell office:value-type="float" office:value="11.630445213523103" table:style-name="ce17">
            <text:p>12</text:p>
          </table:table-cell>
          <table:table-cell office:value-type="float" office:value="3745" table:style-name="ce18">
            <text:p><text:s/>3,745<text:s/></text:p>
          </table:table-cell>
          <table:table-cell table:number-columns-repeated="3" table:style-name="ce17"/>
          <table:table-cell table:number-columns-repeated="16376"/>
        </table:table-row>
        <table:table-row table:style-name="ro2">
          <table:table-cell office:value-type="string" table:style-name="ce15">
            <text:p>11-16</text:p>
          </table:table-cell>
          <table:table-cell office:value-type="float" office:value="39.072673000000002" table:style-name="ce16">
            <text:p>39</text:p>
          </table:table-cell>
          <table:table-cell office:value-type="float" office:value="9.4020410000000005" table:style-name="ce16">
            <text:p>9</text:p>
          </table:table-cell>
          <table:table-cell office:value-type="float" office:value="24.572668440855878" table:style-name="ce17">
            <text:p>25</text:p>
          </table:table-cell>
          <table:table-cell office:value-type="float" office:value="3432" table:style-name="ce18">
            <text:p><text:s/>3,432<text:s/></text:p>
          </table:table-cell>
          <table:table-cell table:number-columns-repeated="3" table:style-name="ce17"/>
          <table:table-cell table:number-columns-repeated="16376"/>
        </table:table-row>
        <table:table-row table:style-name="ro2">
          <table:table-cell office:value-type="string" table:style-name="ce15">
            <text:p>17-20</text:p>
          </table:table-cell>
          <table:table-cell office:value-type="float" office:value="27.933588" table:style-name="ce16">
            <text:p>28</text:p>
          </table:table-cell>
          <table:table-cell office:value-type="float" office:value="5.994275" table:style-name="ce16">
            <text:p>6</text:p>
          </table:table-cell>
          <table:table-cell office:value-type="float" office:value="17.246165417862933" table:style-name="ce17">
            <text:p>17</text:p>
          </table:table-cell>
          <table:table-cell office:value-type="float" office:value="1930" table:style-name="ce18">
            <text:p><text:s/>1,930<text:s/></text:p>
          </table:table-cell>
          <table:table-cell table:number-columns-repeated="3" table:style-name="ce17"/>
          <table:table-cell table:number-columns-repeated="16376"/>
        </table:table-row>
        <table:table-row table:style-name="ro2">
          <table:table-cell office:value-type="string" table:style-name="ce15">
            <text:p>21-29</text:p>
          </table:table-cell>
          <table:table-cell office:value-type="float" office:value="31.918960999999999" table:style-name="ce16">
            <text:p>32</text:p>
          </table:table-cell>
          <table:table-cell office:value-type="float" office:value="10.212923" table:style-name="ce16">
            <text:p>10</text:p>
          </table:table-cell>
          <table:table-cell office:value-type="float" office:value="20.99807194451607" table:style-name="ce17">
            <text:p>21</text:p>
          </table:table-cell>
          <table:table-cell office:value-type="float" office:value="4513" table:style-name="ce18">
            <text:p><text:s/>4,513<text:s/></text:p>
          </table:table-cell>
          <table:table-cell table:number-columns-repeated="3" table:style-name="ce17"/>
          <table:table-cell table:number-columns-repeated="16376"/>
        </table:table-row>
        <table:table-row table:style-name="ro2">
          <table:table-cell office:value-type="string" table:style-name="ce15">
            <text:p>30-39</text:p>
          </table:table-cell>
          <table:table-cell office:value-type="float" office:value="27.949698999999999" table:style-name="ce16">
            <text:p>28</text:p>
          </table:table-cell>
          <table:table-cell office:value-type="float" office:value="13.190742" table:style-name="ce16">
            <text:p>13</text:p>
          </table:table-cell>
          <table:table-cell office:value-type="float" office:value="20.502434472268451" table:style-name="ce17">
            <text:p>21</text:p>
          </table:table-cell>
          <table:table-cell office:value-type="float" office:value="6005" table:style-name="ce18">
            <text:p><text:s/>6,005<text:s/></text:p>
          </table:table-cell>
          <table:table-cell table:number-columns-repeated="3" table:style-name="ce17"/>
          <table:table-cell table:number-columns-repeated="16376"/>
        </table:table-row>
        <table:table-row table:style-name="ro2">
          <table:table-cell office:value-type="string" table:style-name="ce15">
            <text:p>40-49</text:p>
          </table:table-cell>
          <table:table-cell office:value-type="float" office:value="34.002684000000002" table:style-name="ce16">
            <text:p>34</text:p>
          </table:table-cell>
          <table:table-cell office:value-type="float" office:value="12.014464" table:style-name="ce16">
            <text:p>12</text:p>
          </table:table-cell>
          <table:table-cell office:value-type="float" office:value="22.866764587686156" table:style-name="ce17">
            <text:p>23</text:p>
          </table:table-cell>
          <table:table-cell office:value-type="float" office:value="6259" table:style-name="ce18">
            <text:p><text:s/>6,259<text:s/></text:p>
          </table:table-cell>
          <table:table-cell table:number-columns-repeated="3" table:style-name="ce17"/>
          <table:table-cell table:number-columns-repeated="16376"/>
        </table:table-row>
        <table:table-row table:style-name="ro2">
          <table:table-cell office:value-type="string" table:style-name="ce15">
            <text:p>50-59</text:p>
          </table:table-cell>
          <table:table-cell office:value-type="float" office:value="25.066409" table:style-name="ce16">
            <text:p>25</text:p>
          </table:table-cell>
          <table:table-cell office:value-type="float" office:value="9.7972099999999998" table:style-name="ce16">
            <text:p>10</text:p>
          </table:table-cell>
          <table:table-cell office:value-type="float" office:value="17.338014765716281" table:style-name="ce17">
            <text:p>17</text:p>
          </table:table-cell>
          <table:table-cell office:value-type="float" office:value="6342" table:style-name="ce18">
            <text:p><text:s/>6,342<text:s/></text:p>
          </table:table-cell>
          <table:table-cell table:number-columns-repeated="3" table:style-name="ce17"/>
          <table:table-cell table:number-columns-repeated="16376"/>
        </table:table-row>
        <table:table-row table:style-name="ro2">
          <table:table-cell office:value-type="string" table:style-name="ce15">
            <text:p>60+</text:p>
          </table:table-cell>
          <table:table-cell office:value-type="float" office:value="18.325123999999999" table:style-name="ce16">
            <text:p>18</text:p>
          </table:table-cell>
          <table:table-cell office:value-type="float" office:value="3.7735799999999999" table:style-name="ce16">
            <text:p>4</text:p>
          </table:table-cell>
          <table:table-cell office:value-type="float" office:value="10.545301676042373" table:style-name="ce17">
            <text:p>11</text:p>
          </table:table-cell>
          <table:table-cell office:value-type="float" office:value="12543" table:style-name="ce18">
            <text:p><text:s/>12,543<text:s/></text:p>
          </table:table-cell>
          <table:table-cell table:number-columns-repeated="3" table:style-name="ce17"/>
          <table:table-cell table:number-columns-repeated="16376"/>
        </table:table-row>
        <table:table-row table:style-name="ro8">
          <table:table-cell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16379" table:style-name="ce5"/>
        </table:table-row>
        <table:table-row table:style-name="ro9">
          <table:table-cell office:value-type="string" table:style-name="ce19">
            <text:p>All aged 5+</text:p>
          </table:table-cell>
          <table:table-cell office:value-type="float" office:value="26.557561" table:style-name="ce20">
            <text:p>27</text:p>
          </table:table-cell>
          <table:table-cell office:value-type="float" office:value="8.8031089999999992" table:style-name="ce20">
            <text:p>9</text:p>
          </table:table-cell>
          <table:table-cell office:value-type="float" office:value="17.522634549052174" table:style-name="ce21">
            <text:p>18</text:p>
          </table:table-cell>
          <table:table-cell office:value-type="float" office:value="44769" table:style-name="ce22">
            <text:p><text:s/>44,769<text:s/></text:p>
          </table:table-cell>
          <table:table-cell table:number-columns-repeated="16379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3">
            <text:p>1 Three survey years combined.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4">
            <text:p>Telephone: 020 7944 3097</text:p>
          </table:table-cell>
          <table:table-cell table:number-columns-repeated="2" table:style-name="ce25"/>
          <table:table-cell table:style-name="ce5"/>
          <table:table-cell office:value-type="string" table:style-name="ce26">
            <text:p>Source: National Travel Survey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24">
            <text:p>Email: national.travelsurvey@dft.gsi.gov.uk</text:p>
          </table:table-cell>
          <table:table-cell table:number-columns-repeated="2" table:style-name="ce25"/>
          <table:table-cell table:style-name="ce5"/>
          <table:table-cell office:value-type="string" table:style-name="ce26">
            <text:p>Last updated: 27 July 2017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27">
            <text:p><text:a xlink:href="https://www.gov.uk/government/publications/national-travel-survey-2013">Notes &amp; definitions</text:a></text:p>
          </table:table-cell>
          <table:table-cell table:number-columns-repeated="2" table:style-name="ce25"/>
          <table:table-cell table:style-name="ce5"/>
          <table:table-cell office:value-type="string" table:style-name="ce26">
            <text:p>Next update: Summer 2018</text:p>
          </table:table-cell>
          <table:table-cell table:number-columns-repeated="16379" table:style-name="ce5"/>
        </table:table-row>
        <table:table-row table:style-name="ro2">
          <table:table-cell table:style-name="ce5"/>
          <table:table-cell table:number-columns-repeated="3" table:style-name="ce28"/>
          <table:table-cell table:number-columns-repeated="2" table:style-name="ce25"/>
          <table:table-cell table:number-columns-repeated="16378" table:style-name="ce5"/>
        </table:table-row>
        <table:table-row table:style-name="ro2">
          <table:table-cell office:value-type="string" table:style-name="ce29">
            <text:p>The figures in this table are National Statistics</text:p>
          </table:table-cell>
          <table:table-cell table:number-columns-repeated="3" table:style-name="ce5"/>
          <table:table-cell table:number-columns-repeated="2" table:style-name="ce25"/>
          <table:table-cell table:number-columns-repeated="16378" table:style-name="ce5"/>
        </table:table-row>
        <table:table-row table:style-name="ro10">
          <table:table-cell table:number-columns-repeated="16384" table:style-name="ce5"/>
        </table:table-row>
        <table:table-row table:style-name="ro11">
          <table:table-cell office:value-type="string" table:number-columns-spanned="5" table:number-rows-spanned="1" table:style-name="ce33">
            <text:p>The results presented in this table are weighted. The base (unweighted sample size) is shown in the table for information.<text:s/></text:p>
          </table:table-cell>
          <table:covered-table-cell table:number-columns-repeated="4"/>
          <table:table-cell table:style-name="ce30"/>
          <table:table-cell table:number-columns-repeated="16378" table:style-name="ce5"/>
        </table:table-row>
        <table:table-row table:style-name="ro12">
          <table:table-cell office:value-type="string" table:number-columns-spanned="5" table:number-rows-spanned="1" table:style-name="ce33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4"/>
          <table:table-cell table:style-name="ce30"/>
          <table:table-cell table:number-columns-repeated="16378" table:style-name="ce5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5" table:style-name="ce31"/>
          <table:table-cell table:number-columns-repeated="16378" table:style-name="ce5"/>
        </table:table-row>
        <table:table-row table:number-rows-repeated="1048545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09.$A$1"/>
          <table:named-range table:name="Print_Area" table:cell-range-address="NTS0609.$A$1:NTS0609.$E$32" table:base-cell-address="NTS0609.$A$1"/>
        </table:named-expressions>
      </table:table>
      <table:table table:name="Eng_timeseries_&gt;&gt;&gt;" table:style-name="ta2">
        <table:table-column table:style-name="co5" table:number-columns-repeated="16384" table:default-cell-style-name="ce34"/>
        <table:table-row table:style-name="ro2">
          <table:table-cell table:number-columns-repeated="16384"/>
        </table:table-row>
        <table:table-row table:style-name="ro2">
          <table:table-cell office:value-type="string" table:style-name="ce34">
            <text:p>A timeseries of results for England are in the following tabs.</text:p>
          </table:table-cell>
          <table:table-cell table:number-columns-repeated="16383" table:style-name="ce5"/>
        </table:table-row>
        <table:table-row table:number-rows-repeated="1048574" table:style-name="ro2">
          <table:table-cell table:number-columns-repeated="16384"/>
        </table:table-row>
        <table:named-expressions>
          <table:named-expression table:name="GraphData" table:expression="of:=['file://Fs5/afp6$/TSGB1998/SECTION1/1-13-98.XLS'#'TIS-INDEX'.$B$13:.$Q$44]~['file://Fs5/afp6$/TSGB1998/SECTION1/1-13-98.XLS'#'TIS-INDEX'.$E$9:.$R$9]" table:base-cell-address="NTS0609.$A$1"/>
        </table:named-expressions>
      </table:table>
      <table:table table:name="NTS0609_2013-2015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78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5">
            <text:p><text:a xlink:href="https://www.gov.uk/government/collections/national-travel-survey-statistics">National Travel Survey</text:a></text:p>
          </table:table-cell>
          <table:table-cell table:number-columns-repeated="16383" table:style-name="ce5"/>
        </table:table-row>
        <table:table-row table:style-name="ro3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0609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8">
            <text:p>Bicycle trips by age and gender: England, 2013/15<text:span text:style-name="T1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5">
          <table:table-cell table:number-columns-repeated="2" table:style-name="ce9"/>
          <table:table-cell table:style-name="ce10"/>
          <table:table-cell table:style-name="ce9"/>
          <table:table-cell table:style-name="ce10"/>
          <table:table-cell table:number-columns-repeated="16379"/>
        </table:table-row>
        <table:table-row table:style-name="ro6">
          <table:table-cell table:style-name="ce5"/>
          <table:table-cell office:value-type="string" table:number-columns-spanned="3" table:number-rows-spanned="1" table:style-name="ce32">
            <text:p>Trips per person per year</text:p>
          </table:table-cell>
          <table:covered-table-cell table:number-columns-repeated="2"/>
          <table:table-cell table:style-name="ce11"/>
          <table:table-cell table:number-columns-repeated="16379"/>
        </table:table-row>
        <table:table-row table:style-name="ro7">
          <table:table-cell office:value-type="string" table:style-name="ce12">
            <text:p>Age group</text:p>
          </table:table-cell>
          <table:table-cell office:value-type="string" table:style-name="ce13">
            <text:p>Males</text:p>
          </table:table-cell>
          <table:table-cell office:value-type="string" table:style-name="ce13">
            <text:p>Females</text:p>
          </table:table-cell>
          <table:table-cell office:value-type="string" table:style-name="ce13">
            <text:p>All people</text:p>
          </table:table-cell>
          <table:table-cell office:value-type="string" table:style-name="ce36">
            <text:p>Unweighted sample size (individuals)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5-10</text:p>
          </table:table-cell>
          <table:table-cell office:value-type="float" office:value="16.252715999999999" table:style-name="ce16">
            <text:p>16</text:p>
          </table:table-cell>
          <table:table-cell office:value-type="float" office:value="7.1075679999999997" table:style-name="ce16">
            <text:p>7</text:p>
          </table:table-cell>
          <table:table-cell office:value-type="float" office:value="11.788781283489294" table:style-name="ce17">
            <text:p>12</text:p>
          </table:table-cell>
          <table:table-cell office:value-type="float" office:value="3687" table:style-name="ce37">
            <text:p><text:s/>3,687<text:s/>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11-16</text:p>
          </table:table-cell>
          <table:table-cell office:value-type="float" office:value="35.089385999999998" table:style-name="ce16">
            <text:p>35</text:p>
          </table:table-cell>
          <table:table-cell office:value-type="float" office:value="8.4356779999999993" table:style-name="ce16">
            <text:p>8</text:p>
          </table:table-cell>
          <table:table-cell office:value-type="float" office:value="22.077794479778088" table:style-name="ce17">
            <text:p>22</text:p>
          </table:table-cell>
          <table:table-cell office:value-type="float" office:value="3468" table:style-name="ce37">
            <text:p><text:s/>3,468<text:s/>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17-20</text:p>
          </table:table-cell>
          <table:table-cell office:value-type="float" office:value="34.597341" table:style-name="ce16">
            <text:p>35</text:p>
          </table:table-cell>
          <table:table-cell office:value-type="float" office:value="6.4607200000000002" table:style-name="ce16">
            <text:p>6</text:p>
          </table:table-cell>
          <table:table-cell office:value-type="float" office:value="20.841393962717067" table:style-name="ce17">
            <text:p>21</text:p>
          </table:table-cell>
          <table:table-cell office:value-type="float" office:value="1947" table:style-name="ce37">
            <text:p><text:s/>1,947<text:s/>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21-29</text:p>
          </table:table-cell>
          <table:table-cell office:value-type="float" office:value="32.425918000000003" table:style-name="ce16">
            <text:p>32</text:p>
          </table:table-cell>
          <table:table-cell office:value-type="float" office:value="12.970554999999999" table:style-name="ce16">
            <text:p>13</text:p>
          </table:table-cell>
          <table:table-cell office:value-type="float" office:value="22.632155336021896" table:style-name="ce17">
            <text:p>23</text:p>
          </table:table-cell>
          <table:table-cell office:value-type="float" office:value="4692" table:style-name="ce37">
            <text:p><text:s/>4,692<text:s/>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30-39</text:p>
          </table:table-cell>
          <table:table-cell office:value-type="float" office:value="30.366284" table:style-name="ce16">
            <text:p>30</text:p>
          </table:table-cell>
          <table:table-cell office:value-type="float" office:value="12.774248" table:style-name="ce16">
            <text:p>13</text:p>
          </table:table-cell>
          <table:table-cell office:value-type="float" office:value="21.491701244037611" table:style-name="ce17">
            <text:p>21</text:p>
          </table:table-cell>
          <table:table-cell office:value-type="float" office:value="5883" table:style-name="ce37">
            <text:p><text:s/>5,883<text:s/>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40-49</text:p>
          </table:table-cell>
          <table:table-cell office:value-type="float" office:value="32.742721000000003" table:style-name="ce16">
            <text:p>33</text:p>
          </table:table-cell>
          <table:table-cell office:value-type="float" office:value="11.069165999999999" table:style-name="ce16">
            <text:p>11</text:p>
          </table:table-cell>
          <table:table-cell office:value-type="float" office:value="21.766114318098502" table:style-name="ce17">
            <text:p>22</text:p>
          </table:table-cell>
          <table:table-cell office:value-type="float" office:value="6548" table:style-name="ce37">
            <text:p><text:s/>6,548<text:s/>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50-59</text:p>
          </table:table-cell>
          <table:table-cell office:value-type="float" office:value="24.096240000000002" table:style-name="ce16">
            <text:p>24</text:p>
          </table:table-cell>
          <table:table-cell office:value-type="float" office:value="8.9394030000000004" table:style-name="ce16">
            <text:p>9</text:p>
          </table:table-cell>
          <table:table-cell office:value-type="float" office:value="16.430000693459366" table:style-name="ce17">
            <text:p>16</text:p>
          </table:table-cell>
          <table:table-cell office:value-type="float" office:value="6192" table:style-name="ce37">
            <text:p><text:s/>6,192<text:s/>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60+</text:p>
          </table:table-cell>
          <table:table-cell office:value-type="float" office:value="16.562532000000001" table:style-name="ce16">
            <text:p>17</text:p>
          </table:table-cell>
          <table:table-cell office:value-type="float" office:value="3.8025180000000001" table:style-name="ce16">
            <text:p>4</text:p>
          </table:table-cell>
          <table:table-cell office:value-type="float" office:value="9.7315637265410331" table:style-name="ce17">
            <text:p>10</text:p>
          </table:table-cell>
          <table:table-cell office:value-type="float" office:value="12605" table:style-name="ce37">
            <text:p><text:s/>12,605<text:s/></text:p>
          </table:table-cell>
          <table:table-cell table:number-columns-repeated="16379" table:style-name="ce5"/>
        </table:table-row>
        <table:table-row table:style-name="ro8">
          <table:table-cell table:style-name="ce15"/>
          <table:table-cell table:number-columns-repeated="2" table:style-name="ce16"/>
          <table:table-cell table:style-name="ce17"/>
          <table:table-cell table:style-name="ce37"/>
          <table:table-cell table:number-columns-repeated="16379" table:style-name="ce5"/>
        </table:table-row>
        <table:table-row table:style-name="ro9">
          <table:table-cell office:value-type="string" table:style-name="ce19">
            <text:p>All aged 5+</text:p>
          </table:table-cell>
          <table:table-cell office:value-type="float" office:value="26.468610000000002" table:style-name="ce20">
            <text:p>26</text:p>
          </table:table-cell>
          <table:table-cell office:value-type="float" office:value="8.7314170000000004" table:style-name="ce20">
            <text:p>9</text:p>
          </table:table-cell>
          <table:table-cell office:value-type="float" office:value="17.440138016258249" table:style-name="ce21">
            <text:p>17</text:p>
          </table:table-cell>
          <table:table-cell office:value-type="float" office:value="45022" table:style-name="ce38">
            <text:p><text:s/>45,022<text:s/></text:p>
          </table:table-cell>
          <table:table-cell table:number-columns-repeated="16379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3">
            <text:p>1 Three survey years combined: 2013, 2014 and 2015.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4">
            <text:p>Telephone: 020 7944 3097</text:p>
          </table:table-cell>
          <table:table-cell table:number-columns-repeated="2" table:style-name="ce25"/>
          <table:table-cell table:style-name="ce5"/>
          <table:table-cell office:value-type="string" table:style-name="ce26">
            <text:p>Source: National Travel Survey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24">
            <text:p>Email: national.travelsurvey@dft.gsi.gov.uk</text:p>
          </table:table-cell>
          <table:table-cell table:number-columns-repeated="2" table:style-name="ce25"/>
          <table:table-cell table:style-name="ce5"/>
          <table:table-cell office:value-type="string" table:style-name="ce26">
            <text:p>Last updated: 8 September 2016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39">
            <text:p><text:a xlink:href="https://www.gov.uk/government/collections/national-travel-survey-statistics">Notes &amp; definitions</text:a></text:p>
          </table:table-cell>
          <table:table-cell table:number-columns-repeated="2" table:style-name="ce25"/>
          <table:table-cell table:style-name="ce5"/>
          <table:table-cell office:value-type="string" table:style-name="ce26">
            <text:p>Next update: Summer 2017</text:p>
          </table:table-cell>
          <table:table-cell table:number-columns-repeated="16379" table:style-name="ce5"/>
        </table:table-row>
        <table:table-row table:style-name="ro2">
          <table:table-cell table:style-name="ce5"/>
          <table:table-cell table:number-columns-repeated="3" table:style-name="ce28"/>
          <table:table-cell table:number-columns-repeated="2" table:style-name="ce25"/>
          <table:table-cell table:number-columns-repeated="16378"/>
        </table:table-row>
        <table:table-row table:style-name="ro2">
          <table:table-cell office:value-type="string" table:style-name="ce29">
            <text:p>The figures in this table are National Statistics</text:p>
          </table:table-cell>
          <table:table-cell table:number-columns-repeated="3" table:style-name="ce5"/>
          <table:table-cell table:number-columns-repeated="2" table:style-name="ce25"/>
          <table:table-cell table:number-columns-repeated="16378"/>
        </table:table-row>
        <table:table-row table:style-name="ro10">
          <table:table-cell table:number-columns-repeated="16384" table:style-name="ce5"/>
        </table:table-row>
        <table:table-row table:style-name="ro13">
          <table:table-cell office:value-type="string" table:number-columns-spanned="5" table:number-rows-spanned="1" table:style-name="ce33">
            <text:p>The results presented in this table are weighted. The base (unweighted sample size) is shown in the table for information.<text:s/></text:p>
          </table:table-cell>
          <table:covered-table-cell table:number-columns-repeated="4"/>
          <table:table-cell table:style-name="ce30"/>
          <table:table-cell table:number-columns-repeated="16378"/>
        </table:table-row>
        <table:table-row table:style-name="ro12">
          <table:table-cell office:value-type="string" table:number-columns-spanned="5" table:number-rows-spanned="1" table:style-name="ce33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4"/>
          <table:table-cell table:style-name="ce30"/>
          <table:table-cell table:number-columns-repeated="16378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5" table:style-name="ce31"/>
          <table:table-cell table:number-columns-repeated="16378"/>
        </table:table-row>
        <table:table-row table:number-rows-repeated="1048545" table:style-name="ro2">
          <table:table-cell table:number-columns-repeated="16384"/>
        </table:table-row>
        <table:named-expressions>
          <table:named-range table:name="Print_Area" table:cell-range-address="NTS0609_2013-2015.$A$1:NTS0609_2013-2015.$E$31" table:base-cell-address="NTS0609_2013-2015.$A$1"/>
        </table:named-expressions>
      </table:table>
      <table:table table:name="'file:///W:/SECTION1/1-15-98.XLS'#RAWDATA" table:style-name="ta3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3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3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3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3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3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3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3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3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3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3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3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3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3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3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3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3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3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3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3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3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3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3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3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3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3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3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3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3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3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3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3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3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3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3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3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3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3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3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3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3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3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3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609.$A$1"/>
        <table:named-expression table:name="activeCell" table:expression="of:=[.#REF!]" table:base-cell-address="NTS0609.$A$1"/>
        <table:named-range table:name="ayear" table:cell-range-address="'file:///W:/SECTION1/1-15-98.XLS'#RAWDATA.$J$2" table:base-cell-address="NTS0609.$A$1"/>
        <table:named-range table:name="byear" table:cell-range-address="'file:///W:/SECTION1/1-15-98.XLS'#RAWDATA.$L$2" table:base-cell-address="NTS0609.$A$1"/>
        <table:named-expression table:name="CategoryTitle" table:expression="of:=[.#REF!]" table:base-cell-address="NTS0609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09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09.$A$1"/>
        <table:named-range table:name="cyear" table:cell-range-address="'file:///W:/SECTION1/1-15-98.XLS'#RAWDATA.$J$2" table:base-cell-address="NTS0609.$A$1"/>
        <table:named-expression table:name="dgdsfyh" table:expression="of:=[.#REF!]" table:base-cell-address="NTS0609.$A$1"/>
        <table:named-expression table:name="Dialog" table:expression="of:='http://www.dft.gov.uk/TSGB00/8-01-98.XLS'#$$Dialog" table:base-cell-address="NTS0609.$A$1"/>
        <table:named-expression table:name="dialog2" table:expression="of:='http://www.dft.gov.uk/TSGB00/8-01-98.XLS'#$$dialog2" table:base-cell-address="NTS0609.$A$1"/>
        <table:named-expression table:name="fayear" table:expression="of:=[.#REF!]" table:base-cell-address="NTS0609.$A$1"/>
        <table:named-expression table:name="fdafda" table:expression="of:=[.#REF!]" table:base-cell-address="NTS0609.$A$1"/>
        <table:named-range table:name="fendyear" table:cell-range-address="'file:///W:/SECTION1/1-15-98.XLS'#RAWDATA.$L$2" table:base-cell-address="NTS0609.$A$1"/>
        <table:named-range table:name="ffyear" table:cell-range-address="'file:///W:/SECTION1/1-15-98.XLS'#RAWDATA.$J$2" table:base-cell-address="NTS0609.$A$1"/>
        <table:named-expression table:name="Footnotes" table:expression="of:=[.#REF!]" table:base-cell-address="NTS0609.$A$1"/>
        <table:named-range table:name="fyear" table:cell-range-address="'file:///W:/SECTION1/1-15-98.XLS'#RAWDATA.$J$2" table:base-cell-address="NTS0609.$A$1"/>
        <table:named-expression table:name="fyear2" table:expression="of:=[.#REF!]" table:base-cell-address="NTS0609.$A$1"/>
        <table:named-expression table:name="GraphData" table:expression="of:=['file:///T:/TSGB1998/SECTION1/1-13-98.XLS'#'TIS-INDEX'.$B$13:.$Q$44]~['file:///T:/TSGB1998/SECTION1/1-13-98.XLS'#'TIS-INDEX'.$E$9:.$R$9]" table:base-cell-address="NTS0609.$A$1"/>
        <table:named-expression table:name="GraphTitle" table:expression="of:=[.#REF!]" table:base-cell-address="NTS0609.$A$1"/>
        <table:named-expression table:name="MACRO" table:expression="of:=#N/A" table:base-cell-address="NTS0609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09.$A$1"/>
        <table:named-expression table:name="new_dialog" table:expression="of:='file://tslan10/COMQ/TSGB00/8-01-98.XLS'#$$Dialog" table:base-cell-address="NTS0609.$A$1"/>
        <table:named-expression table:name="new_table" table:expression="of:=[.#REF!]" table:base-cell-address="NTS0609.$A$1"/>
        <table:named-expression table:name="OldData" table:expression="of:=[.#REF!]" table:base-cell-address="NTS0609.$A$1"/>
        <table:named-expression table:name="Print_Area" table:expression="of:=[.#REF!]" table:base-cell-address="NTS0609.$A$1"/>
        <table:named-expression table:name="printarea" table:expression="of:=[.#REF!]" table:base-cell-address="NTS0609.$A$1"/>
        <table:named-expression table:name="PUBLISH1998_Print_Area" table:expression="of:=[.#REF!]" table:base-cell-address="NTS0609.$A$1"/>
        <table:named-expression table:name="TABA1_2" table:expression="of:=#N/A" table:base-cell-address="NTS0609.$A$1"/>
        <table:named-expression table:name="TABA3" table:expression="of:=#N/A" table:base-cell-address="NTS0609.$A$1"/>
        <table:named-expression table:name="TABB1_2" table:expression="of:=#N/A" table:base-cell-address="NTS0609.$A$1"/>
        <table:named-expression table:name="TableTitle" table:expression="of:=[.#REF!]" table:base-cell-address="NTS0609.$A$1"/>
        <table:named-expression table:name="testing" table:expression="of:=[.#REF!]" table:base-cell-address="NTS0609.$A$1"/>
        <table:named-expression table:name="ValueTitle" table:expression="of:=[.#REF!]" table:base-cell-address="NTS0609.$A$1"/>
        <table:named-expression table:name="year" table:expression="of:=[.#REF!]" table:base-cell-address="NTS0609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3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2" style:display-name="Comma 2" style:family="table-cell" style:data-style-name="N39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7._32_Other_32_tables" style:display-name="Normal_7. Other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7._32_Other_32_tables_32_2" style:display-name="Normal_7. Other tables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Claire Pini</dc:creator>
    <meta:creation-date>2011-07-25T14:34:36Z</meta:creation-date>
    <dc:date>2017-07-25T11:20:12Z</dc:date>
    <meta:print-date>2015-08-18T18:37:23Z</meta:print-date>
  </office:meta>
</office:document-meta>
</file>